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4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-BoldMT" fo:font-size="12pt" fo:font-style="italic" style:text-underline-style="none" fo:font-weight="bold" style:font-name-asian="Arial-BoldMT" style:font-size-asian="12pt" style:font-style-asian="italic" style:font-weight-asian="bold" style:font-name-complex="Arial-BoldMT" style:font-size-complex="12pt" style:font-style-complex="italic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0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42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43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5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6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7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8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9" style:family="paragraph" style:parent-style-name="Standard">
      <style:paragraph-properties fo:text-align="justify" style:justify-single-word="false" style:text-autospace="none"/>
    </style:style>
    <style:style style:name="P50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2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style:font-name-asian="ArialMT" style:font-size-asian="12pt" style:font-name-complex="ArialM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ArialMT" style:font-name-asian="ArialMT" style:font-name-complex="ArialMT"/>
    </style:style>
    <style:style style:name="T18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9" style:family="text"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20" style:family="text"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1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22" style:family="text">
      <style:text-properties fo:color="#ff0000" fo:font-style="italic" style:font-style-asian="italic" style:font-style-complex="italic"/>
    </style:style>
    <style:style style:name="T23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ff0000" style:font-name="Arial" fo:font-style="italic" style:text-underline-style="none" style:font-name-asian="ArialMT" style:font-style-asian="italic" style:font-name-complex="ArialMT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6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7">Redazione:</text:p>
      <text:p text:style-name="P38"><text:tab/><text:tab/><text:tab/>Giordano Cariani</text:p>
      <text:p text:style-name="P39"/>
      <text:p text:style-name="P39">Revisione:<text:tab/></text:p>
      <text:p text:style-name="P38"><text:tab/><text:tab/><text:tab/>Daniele Bonaldo</text:p>
      <text:p text:style-name="P39"/>
      <text:p text:style-name="P39">Approvazione:</text:p>
      <text:p text:style-name="P41"><text:tab/><text:tab/><text:tab/>Davide Compagnin</text:p>
      <text:p text:style-name="P39"/>
      <text:p text:style-name="P39">Lista di distribuzione:</text:p>
      <text:p text:style-name="P38"><text:tab/><text:tab/><text:tab/><text:tab/><text:tab/><text:tab/>Prog. Vardanega Tullio</text:p>
      <text:p text:style-name="P38"><text:tab/><text:tab/><text:tab/><text:tab/><text:tab/><text:tab/>Prog. Palazzi Claudio</text:p>
      <text:p text:style-name="P38"><text:tab/><text:tab/><text:tab/><text:tab/><text:tab/><text:tab/>Stylosoft</text:p>
      <text:p text:style-name="P38"/>
      <text:p text:style-name="P40">Registro delle modifiche:</text:p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2">Versione</text:p>
          </table:table-cell>
          <table:table-cell table:style-name="Tabella2.B1" office:value-type="string">
            <text:p text:style-name="P42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43">2.0</text:p>
          </table:table-cell>
          <table:table-cell table:style-name="Tabella2.B2" office:value-type="string">
            <text:p text:style-name="P43">26/01/2008</text:p>
          </table:table-cell>
          <table:table-cell table:style-name="Tabella2.A2" office:value-type="string">
            <text:p text:style-name="Table_20_Contents">Aggiunte altre voci e corretti alcuni errori ortografici</text:p>
          </table:table-cell>
        </table:table-row>
        <table:table-row>
          <table:table-cell table:style-name="Tabella2.A2" office:value-type="string">
            <text:p text:style-name="P43">1.3</text:p>
          </table:table-cell>
          <table:table-cell table:style-name="Tabella2.B2" office:value-type="string">
            <text:p text:style-name="P43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43">1.2</text:p>
          </table:table-cell>
          <table:table-cell table:style-name="Tabella2.B2" office:value-type="string">
            <text:p text:style-name="P43">13/01/2008</text:p>
          </table:table-cell>
          <table:table-cell table:style-name="Tabella2.C4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43">1.0</text:p>
          </table:table-cell>
          <table:table-cell table:style-name="Tabella2.B2" office:value-type="string">
            <text:p text:style-name="P43">04/12/2007</text:p>
          </table:table-cell>
          <table:table-cell table:style-name="Tabella2.C4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43">0.2</text:p>
          </table:table-cell>
          <table:table-cell table:style-name="Tabella2.B2" office:value-type="string">
            <text:p text:style-name="P43">28/11/2007</text:p>
          </table:table-cell>
          <table:table-cell table:style-name="Tabella2.C4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4">Nei documenti presentati sono nominati alcuni termini tecnici. Per una più semplice comprensione e per utilizzare questo manuale in maniera più rapida, qui</text:span><text:span text:style-name="T13"> </text:span><text:span text:style-name="T14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50">A</text:p>
          </table:table-cell>
        </table:table-row>
      </table:table>
      <text:p text:style-name="P20">Ambiente di simulazione</text:p>
      <text:p text:style-name="P20"><text:tab/><text:span text:style-name="T15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21"/>
      <text:p text:style-name="P20">Attore di use-case</text:p>
      <text:p text:style-name="P21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8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5">B</text:p>
          </table:table-cell>
        </table:table-row>
      </table:table>
      <text:p text:style-name="P20">BUS</text:p>
      <text:p text:style-name="P21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21"><text:tab/>Le connessioni elettriche del bus possono essere realizzate direttamente su circuito <text:tab/>stampato oppure tramite un apposito cavo.</text:p>
      <text:p text:style-name="P19"/>
      <text:p text:style-name="P34">C</text:p>
      <text:p text:style-name="P20">CPU</text:p>
      <text:p text:style-name="P21"><text:tab/>Acronimo di Central Processing Unit. E' l’unita centrale di elaborazione</text:p>
      <text:p text:style-name="P21"><text:tab/>di un elaboratore. I calcolatori in genere hanno una sola CPU <text:tab/>(monoprocessori), mentre i più moderni arrivano ad averne due (dual core) o <text:tab/>quattro (quad core).</text:p>
      <text:p text:style-name="P21"/>
      <text:p text:style-name="P20">Context Switch</text:p>
      <text:p text:style-name="P20"><text:tab/><text:span text:style-name="T15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21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5">D</text:p>
          </table:table-cell>
        </table:table-row>
      </table:table>
      <text:p text:style-name="P20">Descrittore</text:p>
      <text:p text:style-name="P20"><text:tab/><text:span text:style-name="T15">Vedere</text:span><text:span text:style-name="T25"> </text:span><text:span text:style-name="T22">PCB</text:span></text:p>
      <text:p text:style-name="P31"/>
      <text:p text:style-name="P20">Design Pattern</text:p>
      <text:p text:style-name="P21"><text:tab/>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p>
      <text:p text:style-name="P20"><text:span text:style-name="T15"><text:tab/>Vedere </text:span><text:span text:style-name="T22">Pattern</text:span></text:p>
      <text:p text:style-name="P22"/>
      <text:p text:style-name="P20">Diagrammi di casi d'uso</text:p>
      <text:p text:style-name="P20"><text:tab/><text:span text:style-name="T15">Vedere </text:span><text:span text:style-name="T22">Use-case</text:span></text:p>
      <text:p text:style-name="P21"/>
      <text:p text:style-name="P20">Dispatcher</text:p>
      <text:p text:style-name="P20"><text:tab/><text:span text:style-name="T15">E' il modulo che passa effettivamente il controllo della CPU ai processi scelti dallo <text:tab/>scheduler a breve termine. Poiché si attiva a ogni context switch, il dispatcher <text:tab/>dovrebbe essere quanto più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5">E</text:p>
          </table:table-cell>
        </table:table-row>
      </table:table>
      <text:p text:style-name="P20">Elaboratore</text:p>
      <text:p text:style-name="P26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20"/>
      <text:p text:style-name="P19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5">F</text:p>
          </table:table-cell>
        </table:table-row>
      </table:table>
      <text:p text:style-name="P20">Frame</text:p>
      <text:p text:style-name="P20"><text:tab/><text:span text:style-name="T15">Vedere </text:span><text:span text:style-name="T22">Paginazione</text:span></text:p>
      <text:p text:style-name="P23"/>
      <text:p text:style-name="P20">Frammentazione</text:p>
      <text:p text:style-name="P21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34">J</text:p>
      <text:p text:style-name="P36">Java</text:p>
      <text:p text:style-name="P36"><text:tab/><text:span text:style-name="T15">E'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34">K</text:p>
      <text:p text:style-name="P20">Kernel</text:p>
      <text:p text:style-name="P20"><text:tab/><text:span text:style-name="T15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21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come i program loader e i debugger <text:tab/>venivano <text:tab/>lanciati da una ROM o fatti risiedere in memoria durante le transizioni <text:tab/>dell'elaboratore da un'applicazione all'altra: essi hanno formato di fatto la base per <text:tab/>la creazione dei primi sistemi operativi.</text:p>
      <text:p text:style-name="P34">P</text:p>
      <text:p text:style-name="P20">Pagina</text:p>
      <text:p text:style-name="P20"><text:tab/><text:span text:style-name="T15">Vedere </text:span><text:span text:style-name="T22">Paginazione</text:span></text:p>
      <text:p text:style-name="P31"/>
      <text:p text:style-name="P20">Paginazione</text:p>
      <text:p text:style-name="P21"><text:tab/>La memoria viene divisa in parti di dimensioni minori, le quali vengono allocate <text:tab/>usando pagine come blocco minimo di lavoro.</text:p>
      <text:p text:style-name="P21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21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21"/>
      <text:p text:style-name="P20">Pattern</text:p>
      <text:p text:style-name="P20"><text:tab/><text:span text:style-name="T15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21"/>
      <text:p text:style-name="P20">Politica di rimpiazzo</text:p>
      <text:p text:style-name="P21"><text:span text:style-name="T16"><text:tab/></text:span>La memoria libera il suo spazio, seguendo degli algoritmi precisi per sostituire le <text:tab/>pagine o i segmenti che sono stati allocati e che non vengono più usati. </text:p>
      <text:p text:style-name="P21"><text:tab/>Esistono vari algoritmi.</text:p>
      <text:p text:style-name="P21"/>
      <text:p text:style-name="P20">Politica di scheduling</text:p>
      <text:p text:style-name="P21"><text:tab/>Lo scheduling è un'operazione molto importante per il corretto ed efficiente <text:tab/>funzionamento del calcolatore. Infatti non solo consente di eseguire più programmi <text:tab/>concorrentemente, ma consente anche di migliorare l'utilizzo del processore.</text:p>
      <text:p text:style-name="P21"/>
      <text:p text:style-name="P20"><text:soft-page-break/>Politiche</text:p>
      <text:p text:style-name="P20"><text:tab/><text:span text:style-name="T15">Vedere </text:span><text:span text:style-name="T22">Politica di scheduling</text:span> <text:span text:style-name="T15"><text:s/>o </text:span><text:span text:style-name="T22">Politica di rimpiazzo </text:span><text:span text:style-name="T26">a seconda del contesto</text:span></text:p>
      <text:p text:style-name="P33"/>
      <text:p text:style-name="P20">Priorità</text:p>
      <text:p text:style-name="P27"><text:span text:style-name="T8"><text:tab/>C</text:span><text:span text:style-name="T17">aratteristica di un processo che ne determina “l'importanza” all'interno dello <text:tab/>schedulatore. La priorità influenza la schedulazione in caso di politiche con priorità.</text:span></text:p>
      <text:p text:style-name="P20"/>
      <text:p text:style-name="P20">Process Control Block (PCB)</text:p>
      <text:p text:style-name="P20"><text:tab/><text:span text:style-name="T15">E'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21"><text:tab/>Il PCB dipende dall'architettura e dal SO.</text:p>
      <text:p text:style-name="P21"/>
      <text:p text:style-name="P20">Processo</text:p>
      <text:p text:style-name="P29"><text:span text:style-name="T3"><text:tab/>S</text:span><text:span text:style-name="T4">i intende un' istanza di un programma in esecuzione in modo sequenziale. Più <text:tab/>precisamente è un'attività controllata da un programma che si svolge su un <text:tab/>processore.</text:span></text:p>
      <text:p text:style-name="P15"/>
      <text:p text:style-name="P16">Processore</text:p>
      <text:p text:style-name="P30"><text:span text:style-name="T5"><text:tab/></text:span><text:span text:style-name="T4">Vedere </text:span><text:span text:style-name="T24">CPU</text:span></text:p>
      <text:p text:style-name="P34">R</text:p>
      <text:p text:style-name="P20">RAM</text:p>
      <text:p text:style-name="P21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21"><text:tab/>Una caratteristica distintiva della RAM consiste nella possibilità di leggere da e in <text:tab/>memoria, in modo semplice e rapido.</text:p>
      <text:p text:style-name="P21"><text:tab/>Termine correntemente attribuito a supporti di memoria a stato solido facenti parte <text:tab/>dell'hardware installato su un computer.</text:p>
      <text:p text:style-name="P21"><text:tab/>L'uso della memoria RAM è comune a tutte le architetture hardware, sia <text:tab/>monoprocessore che multiprocessore e costituisce la memoria primaria <text:tab/>dell'elaboratore.</text:p>
      <text:p text:style-name="P21"/>
      <text:p text:style-name="P20">Repository</text:p>
      <text:p text:style-name="P20"><text:tab/><text:span text:style-name="T15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21"/>
      <text:p text:style-name="P20">Rollback</text:p>
      <text:p text:style-name="P21"><text:tab/>E' il ripristino di una versione precedente dei file. E' molto utilizzato quando si <text:tab/>verificano problemi nello sviluppo, ovvero si ripristina ripartendo dalla versione <text:tab/>rilasciata fino a quel momento.</text:p>
      <text:p text:style-name="P34">S</text:p>
      <text:p text:style-name="P24">Scheduler</text:p>
      <text:p text:style-name="P25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4"/>
      <text:p text:style-name="P24">Segmento</text:p>
      <text:p text:style-name="P25"><text:tab/>Vedere <text:span text:style-name="T23">Segmentazione</text:span></text:p>
      <text:p text:style-name="P32"/>
      <text:p text:style-name="P24">Segmentazione</text:p>
      <text:p text:style-name="P25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4"/>
      <text:p text:style-name="P24">Segmentazione paginata</text:p>
      <text:p text:style-name="P26"><text:span text:style-name="T11"><text:tab/></text:span><text:span text:style-name="T12">E'</text:span>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4"/>
      <text:p text:style-name="P24">Simulazione</text:p>
      <text:p text:style-name="P24"><text:tab/><text:span text:style-name="T15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5"/>
      <text:p text:style-name="P24">Sistema monoprocessore</text:p>
      <text:p text:style-name="P28"><text:span text:style-name="T7"><text:tab/></text:span><text:span text:style-name="T8">Modalità dove la CPU viene assegnata ad un unico processo e rimane allocata <text:tab/>finché il processo non finisce.</text:span></text:p>
      <text:p text:style-name="P25"/>
      <text:p text:style-name="P24">Sistema multiprogrammato</text:p>
      <text:p text:style-name="P28"><text:span text:style-name="T10"><text:tab/></text:span><text:span text:style-name="T9">Modalità con la quale i programmi prendono possesso della CPU per andare </text:span><text:span text:style-name="T17">in <text:tab/>esecuzione. La CPU viene assegnata ai vari processi in modo da dare una <text:tab/>parvenza di parallelismo.</text:span></text:p>
      <text:p text:style-name="P28"><text:span text:style-name="T16">Sistema operativo </text:span><text:span text:style-name="T18">(SO)</text:span></text:p>
      <text:p text:style-name="P44"><text:span text:style-name="T18"><text:tab/></text:span><text:span text:style-name="T21">S</text:span><text:span text:style-name="T17">oftware il cui compito e' gestire tutti quei dispositivi di cui e' dotato un calcolatore </text:span><text:soft-page-break/><text:span text:style-name="T17"><text:tab/>moderno e fornire ai programmi utente una comunicazione semplificata con <text:tab/>l'hardware.</text:span></text:p>
      <text:p text:style-name="P46"/>
      <text:p text:style-name="P47">Subversion</text:p>
      <text:p text:style-name="P47"><text:tab/><text:span text:style-name="T15">Vedere </text:span><text:span text:style-name="T22">SVN</text:span></text:p>
      <text:p text:style-name="P47"/>
      <text:p text:style-name="P47">SVN</text:p>
      <text:p text:style-name="P49"><text:span text:style-name="T19"><text:tab/></text:span><text:span text:style-name="T20">E' un sistema di controllo versione progettato specificatamente per la <text:tab/>c</text:span><text:span text:style-name="T15">ollaborazione di più persone allo stesso progetto </text:span></text:p>
      <text:p text:style-name="P48"/>
      <text:p text:style-name="P47">SWAP</text:p>
      <text:p text:style-name="P45"><text:tab/><text:span text:style-name="T15">Estensione della capacità della memoria volatile complessiva del computer, oltre il <text:tab/>limite imposto dalla quantità di RAM installata, attraverso l'utilizzo di uno spazio su <text:tab/>un altro supporto fisico, ad esempio il disco fisso.</text:span></text:p>
      <text:p text:style-name="P34">T</text:p>
      <text:p text:style-name="P36">Template</text:p>
      <text:p text:style-name="P36"><text:tab/><text:span text:style-name="T15">(tradotto in italiano: modello o schema)</text:span></text:p>
      <text:p text:style-name="P37"><text:tab/>Serve per definire un modello su cui costruire una determinata funzione a <text:tab/>prescindere dai tipi di dato utilizzati</text:p>
      <text:p text:style-name="P34">U</text:p>
      <text:p text:style-name="P20">UML</text:p>
      <text:p text:style-name="P20"><text:tab/><text:span text:style-name="T15">E' un linguaggio di modellazione e specifica basato sul paradigma object-oriented. <text:tab/>E' <text:s/>molto utilizzato per descrivere soluzioni analitiche e progettuali in modo sintetico <text:tab/>e comprensibile per un vasta categoria di utenti.</text:span></text:p>
      <text:p text:style-name="P21"/>
      <text:p text:style-name="P20">Use-case</text:p>
      <text:p text:style-name="P20"><text:tab/><text:span text:style-name="T15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34">W</text:p>
      <text:p text:style-name="P20">Wizard</text:p>
      <text:p text:style-name="P20"><text:tab/><text:span text:style-name="T15">E'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7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6/01/2008</text:p>
            </table:table-cell>
            <table:table-cell table:style-name="Tabella3.B1" office:value-type="string">
              <text:p text:style-name="P8">Pagina <text:page-number text:select-page="current">18</text:page-number> di <text:page-count>18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14T20:17:39</meta:creation-date>
    <dc:creator>Luca Rubin</dc:creator>
    <dc:date>2008-01-26T17:51:39</dc:date>
    <meta:print-date>2005-11-30T16:25:56</meta:print-date>
    <meta:editing-cycles>374</meta:editing-cycles>
    <meta:editing-duration>P1DT8H23M48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18" meta:paragraph-count="158" meta:word-count="2162" meta:character-count="14551"/>
  </office:meta>
</office:document-meta>
</file>